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officeooo:rsid="01424feb"/>
    </style:style>
    <style:style style:name="T55" style:family="text">
      <style:text-properties officeooo:rsid="01436c1a"/>
    </style:style>
    <style:style style:name="T56" style:family="text">
      <style:text-properties officeooo:rsid="01448daf"/>
    </style:style>
    <style:style style:name="T57" style:family="text">
      <style:text-properties officeooo:rsid="014669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7"/>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68"><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56">One of my goals going forward will be to simplify its formatting, which could hopefully make things easier if I need to change it again.</text:span></text:p>
      <text:p text:style-name="P62"><text:s text:c="3"/>I <text:span text:style-name="T5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5">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5">and getting rejected </text:span>again, but perhaps more tragically, imagined her warning me that she had a date coming to her performance tonight <text:span text:style-name="T55">(and visualized an attempted subsequent witholding of my love for her</text:span>.<text:span text:style-name="T55">)</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4">I closed my project from eleven years ago, acknowledged the dust cloud around me and wrote in my journal until 11:1</text:span><text:span text:style-name="T57">8</text:span><text:span text:style-name="T54">. . .I grabbed a banana + a third coffee and drove to Hannah's house, where she was standing on the corner, talking on the phone. "I can't hear you very well," she said to who I </text:span><text:soft-page-break/><text:span text:style-name="T54">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my Moves shirt, put on my hat and placed a stem behind my upper lip. I went to the fridge and grabbed the last of the older bag of grapes and a plum, left the house and ate everything while walking.</text:p>
      <text:p text:style-name="P63"><text:s text:c="3"/>I went to a guitar shop, a book store, had a pee at Community and returned someone's Nalgene. I walked down the hill, meditating on "I," turned right at Hilliard, felt conflicted over which of my two usual ways to go and noticed a tennis tournament.</text:p>
      <text:p text:style-name="P63"><text:s text:c="3"/>I sat in the stands, sat under two trees in the park, kept walking, climbed a tree and went to FBFC, where they were playing Cripple Creek. I bought a plum, walked up the hill, checked out the beginnings of a market and turned toward Pritchard.</text:p>
      <text:p text:style-name="P63"><text:s text:c="3"/>I knew I would need to eat soon and decided I would sit and think about the option with the least possible fuss. When I got to the park, I saw a sign that said, FREE VEGAN INDIAN FOOD, and I thought, "I did it!” With John's encouragement, I had two bowls of rice with dal, cilantro and extra spice.</text:p>
      <text:p text:style-name="P63"><text:s text:c="3"/>John asked me about my life while I ate and then brought John over to do the same. I finished my second helping, set aside my bowl and wrote in my phone journal until 3:30. . .I meditated in the park, almost fell asleep, did a lap around Earth Guild, ordered a cold brew from Sierra, sat in the window of AVL Club and wrote in my journal until 4:20.</text:p>
      <text:p text:style-name="P63"/>
      <text:p text:style-name="P64">. . .</text:p>
      <text:p text:style-name="P63"/>
      <text:p text:style-name="P63"><text:soft-page-break/>I went to finish my cold brew in the park and ran into JB. I watched him win a game of chess and then lost a game to him. I said I needed more caffeine, went back to the club, ordered a cortado from Macy and drank it on the sidewalk while listening to drunk Sierra complain about her life.</text:p>
      <text:p text:style-name="P63"><text:s text:c="3"/>I took my mug inside, checked out the drum circle, sat on a bench and wrote in my phone journal until 6:38. . .I walked around the corner to the church. Jane was standing by the front columns saying, "This is Ross! He's on the list!"</text:p>
      <text:p text:style-name="P63"><text:s text:c="3"/>She escorted me to the green room, where I had two peanut butter cups and an enthusiastic hug from Hannah in a beautiful flowing green dress. At five til, I took a seat and then changed my mind two more times, moving closer to the front and the side entrance.</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She disappeared a couple times as expected, but kept returning. I wanted so bad to put a hand out for her, but also didn’t want our first hand holding to be in a church.</text:p>
      <text:p text:style-name="P66"><text:soft-page-break/><text:s text:c="3"/>We loitered and socialized, packed up, walked Jane to her car. Hannah said, “You riding with me?” and I said sure. We were clearly tired on the ride to West Asheville.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2T23:20:59.959267471</dc:date>
    <meta:editing-duration>P6DT16H26M30S</meta:editing-duration>
    <meta:editing-cycles>232</meta:editing-cycles>
    <meta:generator>LibreOffice/7.3.7.2$Linux_X86_64 LibreOffice_project/30$Build-2</meta:generator>
    <meta:print-date>2024-07-12T12:08:38.253470244</meta:print-date>
    <meta:document-statistic meta:table-count="0" meta:image-count="0" meta:object-count="0" meta:page-count="15" meta:paragraph-count="144" meta:word-count="3639" meta:character-count="19188" meta:non-whitespace-character-count="15504"/>
  </office:meta>
</office:document-meta>
</file>